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00800000008BDBCC22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as-char" svg:width="0.7102in" svg:height="0.7102in" draw:z-index="0"><draw:image xlink:href="Pictures/100002010000000800000008BDBCC22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27T10:53:39</meta:creation-date>
    <dc:date>2009-08-27T10:56:00</dc:date>
    <meta:editing-duration>PT00H01M25S</meta:editing-duration>
    <meta:editing-cycles>1</meta:editing-cycles>
    <meta:generator>OpenOffice.org/3.0$Unix OpenOffice.org_project/300m15$Build-9379</meta:generator>
    <meta:document-statistic meta:table-count="0" meta:image-count="1" meta:object-count="0" meta:page-count="1" meta:paragraph-count="1" meta:word-count="0" meta:character-count="1"/>
  </office:meta>
</office:document-meta>
</file>